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duct.setCategory( String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Produc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setImage( String 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setProductId( String produc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